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le</text:h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>Untitled</text:title> p.<text:page-number text:select-page="current">1</text:page-number></text:p>
      </style:header>
      <style:header-left>
        <text:p text:style-name="Header_20_left">p.<text:page-number text:select-page="current">1</text:page-number> <text:title>Untitled</text:title></text:p>
      </style:header-left>
    </style:master-page>
    <style:master-page style:name="Left_20_Page" style:display-name="Left Page" style:page-layout-name="pm2">
      <style:header>
        <text:p text:style-name="Header_20_right"><text:s/><text:title>Untitled</text:title> <text:page-number text:select-page="current">1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1</text:page-number> <text:title>Untitled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dc:title>Untitled</dc:title>
    <meta:initial-creator>Daniel de Byl</meta:initial-creator>
    <meta:creation-date>2007-09-29T18:20:44</meta:creation-date>
    <dc:creator>Daniel de Byl</dc:creator>
    <dc:date>2007-10-01T15:47:27</dc:date>
    <dc:language>en-AU</dc:language>
    <meta:editing-cycles>13</meta:editing-cycles>
    <meta:editing-duration>PT1H7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" meta:character-count="22"/>
  </office:meta>
</office:document-meta>
</file>